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E4XXmlBeansHelper.JavaScriptE4XXmlBeansHelper( Script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ScriptE4XXmlBeansHelper.toScriptXML( OMElement 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ScriptE4XXmlBeansHelper.toOMElement( Object scriptXM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